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margin-left="0in" fo:margin-right="0in" fo:text-indent="0in" style:auto-text-indent="true"/>
      <style:text-properties style:font-name="DejaVu Sans1" fo:font-size="11pt" style:font-size-asian="11pt" style:font-size-complex="11pt"/>
    </style:style>
    <style:style style:name="P2" style:family="paragraph" style:parent-style-name="Preformatted_20_Text">
      <style:paragraph-properties fo:margin-left="0in" fo:margin-right="0in" fo:text-indent="0in" style:auto-text-indent="true" fo:break-before="page"/>
      <style:text-properties style:font-name="DejaVu Sans1" fo:font-size="11pt" style:font-size-asian="11pt" style:font-size-complex="11pt"/>
    </style:style>
    <style:style style:name="P3" style:family="paragraph" style:parent-style-name="Heading_20_1">
      <style:paragraph-properties fo:break-before="page"/>
    </style:style>
    <style:style style:name="T1" style:family="text">
      <style:text-properties officeooo:rsid="0004da3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Chapter 8 Pointer Data Type </text:h>
      <text:p text:style-name="P1"/>
      <text:p text:style-name="P1">The pointer data type is unique among the FreeBasic numeric data types. Instead of containing data, like the other numeric types, a pointer contains the memory address of data. On a 32-bit system, the pointer data type is 4 bytes. FreeBasic uses pointers for a number of functions such as ImageCreate, and pointers are used heavily in external libraries such as the Windows API. Pointers are also quite fast, since the compiler can directly access the memory location that a pointer points to. A proper understanding of pointers is essential to effective programming in FreeBasic. </text:p>
      <text:p text:style-name="P1"/>
      <text:p text:style-name="P1">For many beginning programmers, pointers seem like a strange and mysterious beast. However, if you keep one rule in mind, you should not have any problems using pointers in your program. The rule is very simple: a pointer contains an address, not data.</text:p>
      <text:p text:style-name="P1">If you keep this simple rule in mind, you should have no problems using pointers. </text:p>
      <text:p text:style-name="P1"/>
      <text:h text:style-name="Heading_20_2" text:outline-level="2">Pointers and Memory </text:h>
      <text:p text:style-name="P1"/>
      <text:p text:style-name="P1">You can think of the memory in your computer as a set of post office boxes (P.O.</text:p>
      <text:p text:style-name="P1">Box) at your local post office. When you go in to rent a P.O. Box, the clerk will give you anumber, such as 100. This is the address of your P.O. Box. You decide to write the numberdown an a slip of paper and put it in your wallet. The next day you go to the post officeand pull out the slip of paper. You locate box 100 and look inside the box and find a nicestack of junk mail. Of course, you want to toss the junk mail, but there isn't a trash canhandy, so you decide to just put the mail back in the box and toss it later. Working withpointers in FreeBasic is very similar to using a P.O. Box. </text:p>
      <text:p text:style-name="P1"/>
      <text:p text:style-name="P1">When you declare a pointer, it isn't pointing to anything which is analogous to theblank slip of paper. In order to use a pointer, it must be initialized to a memory address,</text:p>
      <text:p text:style-name="P1">which is the same as writing down the number 100 on the slip of paper. Once you havethe address, find the right P.O. Box, you can dereference the pointer, open the mail box,</text:p>
      <text:p text:style-name="P1">to add or retrieve data from the pointed-to memory location. As you can see there arethree basic steps to using pointers. </text:p>
      <text:p text:style-name="P1"/>
      <text:p text:style-name="P1">1. Declare a pointer variable. </text:p>
      <text:p text:style-name="P1">2. Initialize the pointer to a memory address. </text:p>
      <text:p text:style-name="P1">3. Dereference the pointer to manipulate the data at the pointed-to memory location. </text:p>
      <text:p text:style-name="P1">This isn't really any different than using a standard variable, and you use pointersin much the same way as standard variables. The only real difference between the two isthat in a standard variable, you can access the data directly, and with a pointer you mustdereference the pointer to interact with the data. The following program illustrates theabove steps. </text:p>
      <text:p text:style-name="P1"/>
      <text:p text:style-name="P1">1 </text:p>
      <text:p text:style-name="P1">Option Explicit </text:p>
      <text:p text:style-name="P1"/>
      <text:p text:style-name="P1"><text:soft-page-break/></text:p>
      <text:p text:style-name="P1">2 </text:p>
      <text:p text:style-name="P1"/>
      <text:p text:style-name="P1"/>
      <text:p text:style-name="P1">3 'Create a pointer doesn't </text:p>
      <text:p text:style-name="P1">point to anything. </text:p>
      <text:p text:style-name="P1"/>
      <text:p text:style-name="P1"/>
      <text:p text:style-name="P1">4 Dim myPointer As Integer Ptr </text:p>
      <text:p text:style-name="P1"/>
      <text:p text:style-name="P1"/>
      <text:p text:style-name="P1">5 </text:p>
      <text:p text:style-name="P1"/>
      <text:p text:style-name="P1"/>
      <text:p text:style-name="P1">6 'Initialize the pointer to point to 1 integer </text:p>
      <text:p text:style-name="P1"/>
      <text:p text:style-name="P1"/>
      <text:p text:style-name="P1">7 myPointer = Callocate(1, Sizeof(Integer)) </text:p>
      <text:p text:style-name="P1"/>
      <text:p text:style-name="P1"/>
      <text:p text:style-name="P1">8 'Print the address </text:p>
      <text:p text:style-name="P1">9 Print "Pointer address:";myPointer </text:p>
      <text:p text:style-name="P1">10 'Add some meaningful data </text:p>
      <text:p text:style-name="P1">11 *myPointer = 10 </text:p>
      <text:p text:style-name="P1">12 'Print the contentswill </text:p>
      <text:p text:style-name="P1">not be garbage </text:p>
      <text:p text:style-name="P1">13 Print "Memory location contains:";*myPointer </text:p>
      <text:p text:style-name="P1">14 'Deallocate the pointer </text:p>
      <text:p text:style-name="P1">15 </text:p>
      <text:p text:style-name="P1">Deallocate myPointer </text:p>
      <text:p text:style-name="P1">16 </text:p>
      <text:p text:style-name="P1">17 </text:p>
      <text:p text:style-name="P1">Sleep </text:p>
      <text:p text:style-name="P1">18 </text:p>
      <text:p text:style-name="P1">End </text:p>
      <text:p text:style-name="P1"/>
      <text:p text:style-name="P1"/>
      <text:p text:style-name="P1">Listing 8.1: basicpointer.bas </text:p>
      <text:p text:style-name="P1"/>
      <text:p text:style-name="P1"><text:tab/>Analysis: In line 4 a pointer to an integer is created. The pointer doesn't point to a memory location yet, and if you were to try and use this uninitialized pointer, you would generate an error. Line 7 uses the Callocate function to set aside memory equal to the size of an integer, that is 4 bytes, and returns the starting address of the memory segment. The second parameter passed to Callocate is the size of the memory unit to allocate. The first parameter is the number of units to allocate. In this program, one unit <text:span text:style-name="T1">o</text:span>f size integer is being allocated. </text:p>
      <text:p text:style-name="P1"/>
      <text:p text:style-name="P1">Now that myPointer has been initialized, you can use it. Line 9 prints out contentsof myPointer which illustrates that the variable contains a memory address and not data.</text:p>
      <text:p text:style-name="P1">In line 11 data is added to the memory location using the indirection operator *. <text:soft-page-break/>Theindirection operator tells the compiler you want to work with the data that myPointer ispointing to, rather than the memory address contained in the variable. Line 13 prints outthe contents of the memory location which is now 10. </text:p>
      <text:p text:style-name="P1"/>
      <text:p text:style-name="P1">In line 15, the memory allocated with Callocate is freed using the Deallocateprocedure. The program is closed in the usual way. </text:p>
      <text:p text:style-name="P1"/>
      <text:p text:style-name="P1">Running the program should produce a result similar to the following output. </text:p>
      <text:p text:style-name="P1"/>
      <text:p text:style-name="P1">Pointer address:3089536 </text:p>
      <text:p text:style-name="P1"/>
      <text:p text:style-name="P1"/>
      <text:p text:style-name="P1">Memory location contains: 10 </text:p>
      <text:p text:style-name="P1"/>
      <text:p text:style-name="P1"/>
      <text:p text:style-name="P1">Output 8.1: Output of basicpointer.bas </text:p>
      <text:p text:style-name="P1"/>
      <text:p text:style-name="P1">The address printed on your computer will probably be different, since theoperating system allocates the memory used by Callocate. </text:p>
      <text:p text:style-name="P1"/>
      <text:p text:style-name="P1">When your program terminates, all memory that was allocated in the program is freedand returned to the operating system. However, it is good practice to deallocatememory when it is no longer needed, even if it isn't strictly necessary when a programterminates. The better you manage your program's memory, the less chance ofproblems you will have when running the program on different computer configurations. </text:p>
      <text:p text:style-name="P1"/>
      <text:p text:style-name="P1"/>
      <text:h text:style-name="Heading_20_2" text:outline-level="2">Typed and Untyped Pointers </text:h>
      <text:p text:style-name="P1"/>
      <text:p text:style-name="P1">FreeBasic has two types of pointers, typed and untyped. The preceding programdeclared a typed pointer, Dim myPointer as Integer Ptr, which tells the compiler thatthis pointer will be used for integer data. Using typed pointers allows the compiler to dotype checking to make sure that you are not using the wrong type of data with thepointer, and simplifies pointer arithmetic. </text:p>
      <text:p text:style-name="P1"/>
      <text:p text:style-name="P1">Untyped pointers are declared using the Any keyword: Dim myPointer as Any </text:p>
      <text:p text:style-name="P1">Ptr Untyped pointers have no type checking and default to size of byte. Untyped pointersare used in the C Runtime Library and many third party libraries, such as the Win32 API,</text:p>
      <text:p text:style-name="P1">to accommodate the void pointer type in C. You should use typed pointers so that thecompiler can check the pointer assignments, unless working with libraries that requirethe void pointer. </text:p>
      <text:p text:style-name="P1"/>
      <text:h text:style-name="Heading_20_2" text:outline-level="2">Pointer Operators </text:h>
      <text:p text:style-name="P1"/>
      <text:p text:style-name="P1">There are two pointer operators in FreeBasic; the indirection operator and <text:soft-page-break/>theaddressof operator. </text:p>
      <text:p text:style-name="P1"/>
      <text:p text:style-name="P1">Operator Syntax Comment </text:p>
      <text:p text:style-name="P1">* (Indirection) </text:p>
      <text:p text:style-name="P1">[ ] (Index Access) </text:p>
      <text:p text:style-name="P1">B = *myPointer </text:p>
      <text:p text:style-name="P1">*myPointer = B </text:p>
      <text:p text:style-name="P1">B = myPointer[index] </text:p>
      <text:p text:style-name="P1">myPointer[index] = B </text:p>
      <text:p text:style-name="P1">You can access the data in a </text:p>
      <text:p text:style-name="P1">pointer memory location byeither using the indirectionoperator or using indexaccess. The index format </text:p>
      <text:p text:style-name="P1">uses the size of the data </text:p>
      <text:p text:style-name="P1">type to determine theproper indexing. </text:p>
      <text:p text:style-name="P1">@ (AddressOf) myPointer = @myVar </text:p>
      <text:p text:style-name="P1">myPointer = @mySub() </text:p>
      <text:p text:style-name="P1">myPointer = @myFunction() </text:p>
      <text:p text:style-name="P1">Returns the memoryaddress of a variable, </text:p>
      <text:p text:style-name="P1">subroutine or function. </text:p>
      <text:p text:style-name="P1"/>
      <text:p text:style-name="P1">Table 8.1: Pointer Operators </text:p>
      <text:p text:style-name="P1"/>
      <text:p text:style-name="P1">You will notice that the addressof operator not only returns the memory address ofa variable, but it can also return the address of a subroutine or function. You would use </text:p>
      <text:p text:style-name="P1">the address of a subroutine or function to create a callback function such as used in the </text:p>
      <text:p text:style-name="P1">CRT function qsort. Callback functions will discussed later in this chapter. </text:p>
      <text:p text:style-name="P1"/>
      <text:h text:style-name="Heading_20_2" text:outline-level="2">Memory Functions </text:h>
      <text:p text:style-name="P1"/>
      <text:p text:style-name="P1">FreeBasic has a number of memory allocation functions that are used withpointers, as shown in the following table. </text:p>
      <text:p text:style-name="P1"/>
      <text:p text:style-name="P1">Function Syntax Comment </text:p>
      <text:p text:style-name="P1">Allocate myPointer =</text:p>
      <text:p text:style-name="P1">Allocate(number_of_bytes) </text:p>
      <text:p text:style-name="P1">Allocates number_of_bytesand returns the memory </text:p>
      <text:p text:style-name="P1"/>
      <text:p text:style-name="P1"/>
      <text:p text:style-name="P1">Function Syntax Comment </text:p>
      <text:p text:style-name="P1">address. If myPointer is 0,</text:p>
      <text:p text:style-name="P1">the memory could not beallocated. The allocated </text:p>
      <text:p text:style-name="P1">memory segment is notcleared and contains </text:p>
      <text:p text:style-name="P1">undefined data. </text:p>
      <text:p text:style-name="P1">Callocate myPointer =</text:p>
      <text:p text:style-name="P1">Callocate(number_of_elements, size_of_elements) </text:p>
      <text:p text:style-name="P1">Callocate allocates </text:p>
      <text:p text:style-name="P1">number_of_elements that </text:p>
      <text:p text:style-name="P1"><text:soft-page-break/>have size_of_elements and </text:p>
      <text:p text:style-name="P1">returns the memoryaddress. If the memorycould not be allocated, </text:p>
      <text:p text:style-name="P1">Callocate will return 0. The </text:p>
      <text:p text:style-name="P1">memory segment allocatedis cleared. </text:p>
      <text:p text:style-name="P1">Deallocate Deallocate myPointer Frees the memory segmentpointed to by myPointer. </text:p>
      <text:p text:style-name="P1">Reallocate myPointer =</text:p>
      <text:p text:style-name="P1">Reallocate(pointer,</text:p>
      <text:p text:style-name="P1">number_of_bytes) </text:p>
      <text:p text:style-name="P1">Reallocate changes the sizeof a memory segmentcreated with Allocate or </text:p>
      <text:p text:style-name="P1">Callocate. If the new size is </text:p>
      <text:p text:style-name="P1">larger than the existingmemory segment, thecontents of the memorysegment remainedunchanged. If the new sizeis smaller, the contents of </text:p>
      <text:p text:style-name="P1">the memory segment aretruncated. If pointer is 0,</text:p>
      <text:p text:style-name="P1">Reallocate behaves just likeAllocate. A 0 is returned if </text:p>
      <text:p text:style-name="P1">the memory segmentcannot be changed. </text:p>
      <text:p text:style-name="P1"/>
      <text:p text:style-name="P1">Table 8.2: FreeBasic Memory Functions </text:p>
      <text:p text:style-name="P1"/>
      <text:p text:style-name="P1">These functions are useful for creating a number of dynamic structures such aslinked lists, ragged or dynamic arrays and buffers used with third party libraries. </text:p>
      <text:p text:style-name="P1"/>
      <text:p text:style-name="P1">When using the Allocate function you must specify the storage size based on thedata type using the equation number_of_elements * Sizeof(datatype). To allocate </text:p>
      <text:p text:style-name="P1">space for 10 integers your code would look like this: myPointer = Allocate(10 * </text:p>
      <text:p text:style-name="P1">Sizeof(Integer)). An integer is 4 bytes so allocating 10 integers will set aside 40 bytesof memory. Allocate does not clear the memory segment, so any data in the segment willbe random, meaningless data until it is initialized. </text:p>
      <text:p text:style-name="P1"/>
      <text:p text:style-name="P1">Callocate works in the same fashion, except that the calculation is done internally.</text:p>
      <text:p text:style-name="P1">To allocate the same 10 integers using Callocate your code would look like this: </text:p>
      <text:p text:style-name="P1">myPointer = Callocate(10, Sizeof(Integer)). Unlike Allocate, Callocate will clear </text:p>
      <text:p text:style-name="P1">the memory segment. </text:p>
      <text:p text:style-name="P1"/>
      <text:p text:style-name="P1"/>
      <text:p text:style-name="P1">Reallocate will change the size of an existing memory segment, making it larger orsmaller as needed. If the new segment is larger than the existing segment, then the datain the existing segment will be preserved. If the new segment is smaller than the existingsegment, the data in the existing segment will be truncated. Reallocate does not clearthe added memory or change any existing data. </text:p>
      <text:p text:style-name="P1"/>
      <text:p text:style-name="P1">All of these functions will return a memory address if successful. If the functionscannot allocate the memory segment, then a NULL pointer (0) is returned. You shouldcheck the return value each time you use these functions to be sure that the memorysegment was successfully created. Trying to use a bad pointer will result in undesirablebehavior or system crashes. </text:p>
      <text:p text:style-name="P1"/>
      <text:p text:style-name="P1">There is no intrinsic method for determining the size of an allocation; you mustkeep track of this information yourself. </text:p>
      <text:p text:style-name="P1"/>
      <text:p text:style-name="P1">Caution Be careful not to use the same pointer variable to allocate two or <text:soft-page-break/>morememory segments. Reusing a pointer without first deallocating the segment it points towill result in the memory segment being lost causing a memory leak. </text:p>
      <text:p text:style-name="P1"/>
      <text:h text:style-name="Heading_20_2" text:outline-level="2">Pointer Arithmetic and Pointer Indexing </text:h>
      <text:p text:style-name="P1"/>
      <text:p text:style-name="P1">When you create a memory segment using the allocation functions, you will need away to access the data contained within the segment. In FreeBasic there are twomethods for accessing data in the segment; using the indirection operator with pointerarithmetic, and pointer indexing. </text:p>
      <text:p text:style-name="P1"/>
      <text:p text:style-name="P1">Pointer arithmetic, as the name suggests, adds and subtracts values to a pointer toaccess individual elements within a memory segment. When you create a typed pointersuch as Dim myPointer as Integer ptr, the compiler knows that the data being usedwith this pointer is of size Integer or 4 bytes. The pointer, when initialized, points to thefirst element of the segment. You can express this as *(myPtr + 0). To access the secondelement, you need to add 1 to the pointer, which can be expressed as *(myPtr + 1).</text:p>
      <text:p text:style-name="P1">Since the compiler knows that the pointer is an Integer pointer, adding 1 to the pointerreference will actually increment the address contained in myPtr by 4, the size of anInteger. This is why using typed pointers is preferable over untyped pointers. Thecompiler does much of the work for you in accessing the data in the memory segment. </text:p>
      <text:p text:style-name="P1"/>
      <text:p text:style-name="P1">Notice that the construct is *(myPtr + 1) and not *myPtr + 1. The * operator hashigher precedence than +, so *myPtr + 1 will actually increment the contents myPtrpoints to, and not the pointer address. *myPtr will be evaluated first, which returns thecontents of the memory location and then +1 will be evaluated, adding 1 to the memorylocation. By wrapping myPtr + 1 within parenthesis, you force the compiler to evaluatemyPtr + 1 first, which increments the pointer address, and then the * is applied to returnthe contents of the new address. </text:p>
      <text:p text:style-name="P1"/>
      <text:p text:style-name="P1">Pointer indexing works the same way as pointer arithmetic, but the details arehandled by the compiler. *(myPtr + 1) is equivalent to myPtr[1]. Again, since thecompiler knows that myPtr is an integer pointer, it can calculate the correct memoryoffsets to return the proper values using the index. Which format you use if up to you, butmost programmers use the index method because of its simplicity. </text:p>
      <text:p text:style-name="P1"/>
      <text:p text:style-name="P1">The following program shows both methods of accessing a memory segment. </text:p>
      <text:p text:style-name="P1"/>
      <text:p text:style-name="P1">Option Explicit </text:p>
      <text:p text:style-name="P1"/>
      <text:p text:style-name="P1"/>
      <text:p text:style-name="P1"/>
      <text:p text:style-name="P1">Dim myPtr As Integer Ptr </text:p>
      <text:p text:style-name="P1">Dim As Integer i </text:p>
      <text:p text:style-name="P1"/>
      <text:p text:style-name="P1"/>
      <text:p text:style-name="P1">'Try and allocate space for 10 integers </text:p>
      <text:p text:style-name="P1"><text:soft-page-break/>myPtr = Callocate(10, Sizeof(Integer)) </text:p>
      <text:p text:style-name="P1"/>
      <text:p text:style-name="P1"/>
      <text:p text:style-name="P1">'Make sure the space was allocated </text:p>
      <text:p text:style-name="P1"/>
      <text:p text:style-name="P1"/>
      <text:p text:style-name="P1">If myPtr = 0 Then </text:p>
      <text:p text:style-name="P1">Print "Could not allocate space for buffer." </text:p>
      <text:p text:style-name="P1">End 1 </text:p>
      <text:p text:style-name="P1"/>
      <text:p text:style-name="P1"/>
      <text:p text:style-name="P1">End If </text:p>
      <text:p text:style-name="P1"/>
      <text:p text:style-name="P1"/>
      <text:p text:style-name="P1">'Load data into the buffer </text:p>
      <text:p text:style-name="P1">Print "Loading data, print data using *..." </text:p>
      <text:p text:style-name="P1">For i = 0 To 9</text:p>
      <text:p text:style-name="P1"/>
      <text:p text:style-name="P1"/>
      <text:p text:style-name="P1"><text:s/>*(myPtr + i) = i</text:p>
      <text:p text:style-name="P1"/>
      <text:p text:style-name="P1"/>
      <text:p text:style-name="P1"><text:s/>Print "Index:";i;" data:";*(myPtr + i) </text:p>
      <text:p text:style-name="P1">Next </text:p>
      <text:p text:style-name="P1">Print </text:p>
      <text:p text:style-name="P1"/>
      <text:p text:style-name="P1"/>
      <text:p text:style-name="P1">'Print data from buffer </text:p>
      <text:p text:style-name="P1">Print "Show data using indexing..." </text:p>
      <text:p text:style-name="P1">For i = 0 To 9</text:p>
      <text:p text:style-name="P1"/>
      <text:p text:style-name="P1"/>
      <text:p text:style-name="P1"><text:s/>Print "Index:";i;" data:";myPtr[i] </text:p>
      <text:p text:style-name="P1">Next </text:p>
      <text:p text:style-name="P1"/>
      <text:p text:style-name="P1"/>
      <text:p text:style-name="P1">'Free the memory </text:p>
      <text:p text:style-name="P1">Deallocate myPtr </text:p>
      <text:p text:style-name="P1"/>
      <text:p text:style-name="P1"/>
      <text:p text:style-name="P1">Sleep </text:p>
      <text:p text:style-name="P1">End </text:p>
      <text:p text:style-name="P1"/>
      <text:p text:style-name="P1"/>
      <text:p text:style-name="P1">Listing 8.2: ptraccess.bas </text:p>
      <text:p text:style-name="P1"/>
      <text:p text:style-name="P1"><text:tab/>Analysis: In lines 3 and 4 the working variables are declared. Space for 10 integersis created in Line 7 using the Callocate function. Lines 10 through 13 check to make surethat the memory was allocated. If it wasn't, the program ends. The End 1 terminates theprogram with an exit code of 1. This is useful for instances where the <text:soft-page-break/>program may berun from a batch file and you want to make sure the program ran successfully. You cancheck the exit code in the batch file and take the appropriate action. </text:p>
      <text:p text:style-name="P1"/>
      <text:p text:style-name="P1">Lines 17 through 20 load and print the memory segment with ten integers usingthe indirection operator and pointer arithmetic. Lines 25 through 27 print out the valuesusing the index method. Notice that the index method is much more compact and easierto read. In line 30 the buffer is deallocated, even though it isn't strictly necessary as theprogram is terminating. Deallocating memory is a good habit to get into, even when itmay not be strictly necessary. The program is closed in the usual way. </text:p>
      <text:p text:style-name="P1"/>
      <text:p text:style-name="P1"/>
      <text:p text:style-name="P1">When you run the program you should see the following output. </text:p>
      <text:p text:style-name="P1"/>
      <text:p text:style-name="P1">Loading data, print data using *... </text:p>
      <text:p text:style-name="P1">Index: 0 data: 0 </text:p>
      <text:p text:style-name="P1">Index: 1 data: 1 </text:p>
      <text:p text:style-name="P1">Index: 2 data: 2 </text:p>
      <text:p text:style-name="P1">Index: 3 data: 3 </text:p>
      <text:p text:style-name="P1">Index: 4 data: 4 </text:p>
      <text:p text:style-name="P1">Index: 5 data: 5 </text:p>
      <text:p text:style-name="P1">Index: 6 data: 6 </text:p>
      <text:p text:style-name="P1">Index: 7 data: 7 </text:p>
      <text:p text:style-name="P1">Index: 8 data: 8 </text:p>
      <text:p text:style-name="P1">Index: 9 data: 9 </text:p>
      <text:p text:style-name="P1"/>
      <text:p text:style-name="P1"/>
      <text:p text:style-name="P1">Show data using indexing... </text:p>
      <text:p text:style-name="P1">Index: 0 data: 0 </text:p>
      <text:p text:style-name="P1">Index: 1 data: 1 </text:p>
      <text:p text:style-name="P1">Index: 2 data: 2 </text:p>
      <text:p text:style-name="P1">Index: 3 data: 3 </text:p>
      <text:p text:style-name="P1">Index: 4 data: 4 </text:p>
      <text:p text:style-name="P1">Index: 5 data: 5 </text:p>
      <text:p text:style-name="P1">Index: 6 data: 6 </text:p>
      <text:p text:style-name="P1">Index: 7 data: 7 </text:p>
      <text:p text:style-name="P1">Index: 8 data: 8 </text:p>
      <text:p text:style-name="P1">Index: 9 data: 9 </text:p>
      <text:p text:style-name="P1"/>
      <text:p text:style-name="P1"/>
      <text:p text:style-name="P1">Output 8.2: Output of ptraccess.bas </text:p>
      <text:p text:style-name="P1"/>
      <text:p text:style-name="P1">As you can see from the output, both formats produce the same results, but the</text:p>
      <text:p text:style-name="P1"/>
      <text:p text:style-name="P1">index method is a lot easier to read and understand, and less error-prone than the</text:p>
      <text:p text:style-name="P1"/>
      <text:p text:style-name="P1">indirection method. </text:p>
      <text:p text:style-name="P1"/>
      <text:h text:style-name="Heading_20_2" text:outline-level="2"><text:soft-page-break/>Pointer Functions </text:h>
      <text:p text:style-name="P1"/>
      <text:p text:style-name="P1">Freebasic has a set of pointer functions to complement the pointer operators. Thefollowing table lists the pointer functions. </text:p>
      <text:p text:style-name="P1"/>
      <text:p text:style-name="P1">Function Syntax Comment </text:p>
      <text:p text:style-name="P1">Cptr myPtr = Cptr(data_type,</text:p>
      <text:p text:style-name="P1">expression) </text:p>
      <text:p text:style-name="P1">Converts expression to adata_type pointer.</text:p>
      <text:p text:style-name="P1">Expression can be another </text:p>
      <text:p text:style-name="P1"/>
      <text:p text:style-name="P1"/>
      <text:p text:style-name="P1">Function Syntax Comment </text:p>
      <text:p text:style-name="P1">pointer or an integer. </text:p>
      <text:p text:style-name="P1">Peek B = Peek(data_type,</text:p>
      <text:p text:style-name="P1">pointer) </text:p>
      <text:p text:style-name="P1">Peek returns the contents of </text:p>
      <text:p text:style-name="P1">memory location pointer toby pointer. Data_typespecifies the type ofexpected data. </text:p>
      <text:p text:style-name="P1">Poke Poke data_type, pointer,</text:p>
      <text:p text:style-name="P1">expression </text:p>
      <text:p text:style-name="P1">Puts the value of expressioninto the memory locationpointed to by pointer. Thedata_type specifies the typeof data being placed intothe memory location. </text:p>
      <text:p text:style-name="P1">Sadd myPtr =</text:p>
      <text:p text:style-name="P1">Sadd(string_variable) </text:p>
      <text:p text:style-name="P1">Returns the location in </text:p>
      <text:p text:style-name="P1">memory where the stringdata in a dynamic string islocated. </text:p>
      <text:p text:style-name="P1">Strptr myPtr =</text:p>
      <text:p text:style-name="P1">Strptr(string_variable) </text:p>
      <text:p text:style-name="P1">The same as Sadd. </text:p>
      <text:p text:style-name="P1">Procptr myPtr = Procptr(function) Returns the address of a </text:p>
      <text:p text:style-name="P1">function. This works the </text:p>
      <text:p text:style-name="P1">same way as the addressofoperator @. </text:p>
      <text:p text:style-name="P1">Varptr myPtr = Varptr(variable) This function works the </text:p>
      <text:p text:style-name="P1">same way as the addressofoperator @. </text:p>
      <text:p text:style-name="P1"/>
      <text:p text:style-name="P1">Table 8.3: Pointer Functions </text:p>
      <text:p text:style-name="P1"/>
      <text:p text:style-name="P1">The Sadd and Strptr functions will be discussed in the chapter on the string datatypes. The Peek and Poke functions have been added for the purposes of supportinglegacy code. Procptr and Varptr both work just like the address of operator, but Proptronly works on subroutines and functions and Varptr only works on variables. Cptr is usefulfor casting an untyped pointer to a typed pointer, such as a return value from a thirdparty library. </text:p>
      <text:p text:style-name="P1"/>
      <text:h text:style-name="Heading_20_2" text:outline-level="2">Subroutine and Function Pointers </text:h>
      <text:p text:style-name="P1"/>
      <text:p text:style-name="P1">Subroutines and functions, like variables, reside in memory and have an addressassociated with their entry point. You can use these addresses to create events in <text:soft-page-break/>yourprograms, to create pseudo-objects and are used in callback functions. You create a subor function pointer just like any other pointer except you declare your variable as apointer to a subroutine or function rather than as a pointer to a data type. Before using afunction pointer, it must be initialized to the address of a subroutine or function usingProcptr or @. Once initialized, you use the pointer in the same manner as calling theoriginal subroutine or function. The following program illustrates declaring an using afunction pointer. </text:p>
      <text:p text:style-name="P1"/>
      <text:p text:style-name="P1"/>
      <text:p text:style-name="P1"/>
      <text:p text:style-name="P1"/>
      <text:p text:style-name="P1">Option Explicit </text:p>
      <text:p text:style-name="P1"/>
      <text:p text:style-name="P1"/>
      <text:p text:style-name="P1">'Declare our function to be used with pointer </text:p>
      <text:p text:style-name="P1">Declare Function Power(number As Integer, pwr As Integer) As Integer </text:p>
      <text:p text:style-name="P1"/>
      <text:p text:style-name="P1"/>
      <text:p text:style-name="P1">'Dim a function pointer </text:p>
      <text:p text:style-name="P1">Dim FuncPtr As Function(x As Integer, y As Integer) As Integer </text:p>
      <text:p text:style-name="P1"/>
      <text:p text:style-name="P1"/>
      <text:p text:style-name="P1">'Get the address of the function </text:p>
      <text:p text:style-name="P1">FuncPtr = @Power </text:p>
      <text:p text:style-name="P1"/>
      <text:p text:style-name="P1"/>
      <text:p text:style-name="P1">'Use the function pointer </text:p>
      <text:p text:style-name="P1">Print "2 raised to the power of 4 is";FuncPtr(2, 4) </text:p>
      <text:p text:style-name="P1"/>
      <text:p text:style-name="P1"/>
      <text:p text:style-name="P1">Sleep </text:p>
      <text:p text:style-name="P1">End </text:p>
      <text:p text:style-name="P1"/>
      <text:p text:style-name="P1"/>
      <text:p text:style-name="P1">'Write the function that will be called </text:p>
      <text:p text:style-name="P1"/>
      <text:p text:style-name="P1"/>
      <text:p text:style-name="P1">Function Power(number As Integer, pwr As Integer) As Integer </text:p>
      <text:p text:style-name="P1">Return number^pwr </text:p>
      <text:p text:style-name="P1"/>
      <text:p text:style-name="P1"/>
      <text:p text:style-name="P1">End Function </text:p>
      <text:p text:style-name="P1"/>
      <text:p text:style-name="P1"/>
      <text:p text:style-name="P1">Listing 8.3: funcptr.bas </text:p>
      <text:p text:style-name="P1"/>
      <text:p text:style-name="P1"><text:tab/>Analysis: Line 4 declares the function prototype that will be used with the functionpointer. Line 7 declares the function pointer using the the As Function syntax. Notice thatthe Dim statement does not use the Ptr keyword; the compiler knows that this will be afunction pointer since it is declared using the As Function method. When <text:soft-page-break/>declaring afunction pointer, the parameter list must match the number and type of parameters ofthe pointed-to function, but as you can see, the names do not have to match. In fact, thepointer can be declared as Dim FuncPtr As Function(As Integer, As Integer) As </text:p>
      <text:p text:style-name="P1">Integer, without the parameter names. The only requirement is to make sure that thetype and number of parameters, and the return type, match the function declaration anddefinition. Line 10 initializes the function pointer to the address of the function using theaddress of operator @. You could use Procptr here as well. Line 13 uses the pointer tocall the function. The calling syntax is the same as using the function name: FuncPtr(2,4)</text:p>
      <text:p text:style-name="P1">is equivalent to Power(2, 4). Lines 15 and 16 close the program in the usual way. Lines 19through 21 define the actual Power function. </text:p>
      <text:p text:style-name="P1"/>
      <text:p text:style-name="P1">Running the program will produce the following result. </text:p>
      <text:p text:style-name="P1"/>
      <text:p text:style-name="P1">2 raised to the power of 4 is 16 </text:p>
      <text:p text:style-name="P1"/>
      <text:p text:style-name="P1"/>
      <text:p text:style-name="P1">Listing 8.4: Output of funcptr.bas </text:p>
      <text:p text:style-name="P1"/>
      <text:p text:style-name="P1"/>
      <text:p text:style-name="P1">While this example program may not seem to have any advantages over justcalling the function directly, you can use this method to call several functions using asingle function pointer. For example, if you were creating your own user interface, youcould implement events using a function pointer that called one of several differentsubroutines depending on the object receiving the event. The only requirement would bethat each subroutine must contain the same number and type of parameters. </text:p>
      <text:p text:style-name="P1"/>
      <text:h text:style-name="Heading_20_2" text:outline-level="2">Creating a Callback Function </text:h>
      <text:p text:style-name="P1"/>
      <text:p text:style-name="P1">One of the primary uses for function pointers is to create callback functions. Acallback function is a function that you have created in your program that is called by afunction or subroutine in an external library. Windows uses callback functions toenumerate through Window objects like fonts, printers and forms. The qsort, functioncontained within the C Runtime Library sorts the elements of an array using a callbackfunction to determine the sort order. The prototype for the qsort function is contained instdlib.bi: </text:p>
      <text:p text:style-name="P1"/>
      <text:p text:style-name="P1">declare sub qsort cdecl alias "qsort" (byval as any ptr, byval as size_t, </text:p>
      <text:p text:style-name="P1">byval as size_t, byval as function cdecl(byval as any ptr, byval as any </text:p>
      <text:p text:style-name="P1">ptr) as integer) </text:p>
      <text:p text:style-name="P1"/>
      <text:p text:style-name="P1"/>
      <text:p text:style-name="P1">The following lists the parameter information for the qsort subroutine. </text:p>
      <text:p text:style-name="P1"/>
      <text:p text:style-name="P1">1. The first parameter is the address to the first element of the array. The easiest wayto pass this information to qsort is to append the address of operator to the firstelement index: @myArray(0). </text:p>
      <text:p text:style-name="P1">2. The second parameter is the number of elements in the array, that is the array </text:p>
      <text:p text:style-name="P1"><text:soft-page-break/>count. </text:p>
      <text:p text:style-name="P1">3. The third parameter is the size of each element in bytes. For an array of integers,</text:p>
      <text:p text:style-name="P1">the element size would be 4 bytes. </text:p>
      <text:p text:style-name="P1">4. The fourth parameter is a function pointer to the user created compare function.</text:p>
      <text:p text:style-name="P1">The function must be declared using the Cdecl passing model, as shown in this </text:p>
      <text:p text:style-name="P1">parameter. </text:p>
      <text:p text:style-name="P1">Using this information, you can see how qsort works. By passing the address of thefirst element along with the count of elements, and the size of each element, qsort caniterate through the array using pointer arithmetic. Qsort will take two array elements,</text:p>
      <text:p text:style-name="P1">pass them to your user defined compare function and use the compare function's returnvalue to sort the array elements. It does this repeatedly until each array element is insorted order. The following program uses the qsort subroutine and a compare function tosort an array of integers. </text:p>
      <text:p text:style-name="P1"/>
      <text:p text:style-name="P1">1 </text:p>
      <text:p text:style-name="P1">Option Explicit </text:p>
      <text:p text:style-name="P1">2 </text:p>
      <text:p text:style-name="P1">3 </text:p>
      <text:p text:style-name="P1">#include "crt.bi" </text:p>
      <text:p text:style-name="P1">4 </text:p>
      <text:p text:style-name="P1">5 </text:p>
      <text:p text:style-name="P1">'Declare the compare function </text:p>
      <text:p text:style-name="P1">6 </text:p>
      <text:p text:style-name="P1">'This is defined in the same manner as the qsort declaration </text:p>
      <text:p text:style-name="P1">7 </text:p>
      <text:p text:style-name="P1">Declare Function QCompare Cdecl (Byval e1 As Any Ptr, Byval e2 As Any Ptr) _ </text:p>
      <text:p text:style-name="P1">8 </text:p>
      <text:p text:style-name="P1">As Integer </text:p>
      <text:p text:style-name="P1">9 </text:p>
      <text:p text:style-name="P1">10 </text:p>
      <text:p text:style-name="P1">'Dimension the array to sort </text:p>
      <text:p text:style-name="P1"/>
      <text:p text:style-name="P1"/>
      <text:p text:style-name="P1"/>
      <text:p text:style-name="P1">11 </text:p>
      <text:p text:style-name="P1">Dim myArray(10) As Integer </text:p>
      <text:p text:style-name="P1">12 </text:p>
      <text:p text:style-name="P1">Dim i As Integer </text:p>
      <text:p text:style-name="P1">13 </text:p>
      <text:p text:style-name="P1">14 </text:p>
      <text:p text:style-name="P1">'Seed the random number generator </text:p>
      <text:p text:style-name="P1">15 </text:p>
      <text:p text:style-name="P1">Randomize Timer </text:p>
      <text:p text:style-name="P1">16 </text:p>
      <text:p text:style-name="P1">17 </text:p>
      <text:p text:style-name="P1">Print "Unsorted" </text:p>
      <text:p text:style-name="P1">18 </text:p>
      <text:p text:style-name="P1">'Load the array with some random numbers </text:p>
      <text:p text:style-name="P1">19 </text:p>
      <text:p text:style-name="P1">For i = 0 To 920 </text:p>
      <text:p text:style-name="P1"><text:soft-page-break/>'Rnd returns a number between 0 and 1 </text:p>
      <text:p text:style-name="P1">21 </text:p>
      <text:p text:style-name="P1">'This converts the number to an integer22 </text:p>
      <text:p text:style-name="P1">myArray(i) = Int(Rnd * 20)</text:p>
      <text:p text:style-name="P1">23 </text:p>
      <text:p text:style-name="P1">'Print unsorted array24 </text:p>
      <text:p text:style-name="P1">Print "i = ";i;" value = ";myArray(i) </text:p>
      <text:p text:style-name="P1">25 </text:p>
      <text:p text:style-name="P1">Next </text:p>
      <text:p text:style-name="P1">26 </text:p>
      <text:p text:style-name="P1">Print </text:p>
      <text:p text:style-name="P1">27 </text:p>
      <text:p text:style-name="P1">28 </text:p>
      <text:p text:style-name="P1">'Call the qsort subroutine </text:p>
      <text:p text:style-name="P1">29 </text:p>
      <text:p text:style-name="P1">qsort @myArray(0), 10, Sizeof(Integer), @QCompare </text:p>
      <text:p text:style-name="P1">30 </text:p>
      <text:p text:style-name="P1">Print </text:p>
      <text:p text:style-name="P1">31 </text:p>
      <text:p text:style-name="P1">32 </text:p>
      <text:p text:style-name="P1">'Print sorted array. </text:p>
      <text:p text:style-name="P1">33 </text:p>
      <text:p text:style-name="P1">Print "Sorted" </text:p>
      <text:p text:style-name="P1">34 </text:p>
      <text:p text:style-name="P1">For i = 0 To 935 </text:p>
      <text:p text:style-name="P1">'Rnd returns a number between 0 and 1 to convert to integer36 </text:p>
      <text:p text:style-name="P1">Print "i = ";i;" value = ";myArray(i) </text:p>
      <text:p text:style-name="P1">37 </text:p>
      <text:p text:style-name="P1">Next </text:p>
      <text:p text:style-name="P1">38 </text:p>
      <text:p text:style-name="P1">39 </text:p>
      <text:p text:style-name="P1">Sleep </text:p>
      <text:p text:style-name="P1">40 </text:p>
      <text:p text:style-name="P1">End </text:p>
      <text:p text:style-name="P1">41 </text:p>
      <text:p text:style-name="P1">42 </text:p>
      <text:p text:style-name="P1">'The qsort function expects three numbers </text:p>
      <text:p text:style-name="P1">43 </text:p>
      <text:p text:style-name="P1">'from the compare function: </text:p>
      <text:p text:style-name="P1">44 </text:p>
      <text:p text:style-name="P1">'1: </text:p>
      <text:p text:style-name="P1">if e1 is less than e2 </text:p>
      <text:p text:style-name="P1">45 </text:p>
      <text:p text:style-name="P1">'0: if e1 is equal to e2 </text:p>
      <text:p text:style-name="P1">46 </text:p>
      <text:p text:style-name="P1">'1: if e1 is greater than e2 </text:p>
      <text:p text:style-name="P1">47 </text:p>
      <text:p text:style-name="P1">Function QCompare Cdecl (Byval e1 As Any Ptr, _</text:p>
      <text:p text:style-name="P1">48 </text:p>
      <text:p text:style-name="P1">Byval e2 As Any Ptr) As Integer49 </text:p>
      <text:p text:style-name="P1"><text:soft-page-break/>Dim As Integer el1, el250 </text:p>
      <text:p text:style-name="P1">Static cnt As Integer51 </text:p>
      <text:p text:style-name="P1">52 </text:p>
      <text:p text:style-name="P1">'Get the call count and items passed53 </text:p>
      <text:p text:style-name="P1">cnt += 154 </text:p>
      <text:p text:style-name="P1">'Get the values, must cast to integer ptr55 </text:p>
      <text:p text:style-name="P1">el1 = *(Cptr(Integer Ptr, e1)) </text:p>
      <text:p text:style-name="P1"/>
      <text:p text:style-name="P1"/>
      <text:p text:style-name="P1"/>
      <text:p text:style-name="P1">56 </text:p>
      <text:p text:style-name="P1">el2 = *(Cptr(Integer Ptr, e2))</text:p>
      <text:p text:style-name="P1">57 </text:p>
      <text:p text:style-name="P1">Print "Qsort called";cnt;" time(s) with";el1;" and";el2;"."</text:p>
      <text:p text:style-name="P1">58 </text:p>
      <text:p text:style-name="P1">'Compare the values59 </text:p>
      <text:p text:style-name="P1">If el1 &lt; el2 Then60 </text:p>
      <text:p text:style-name="P1">Return 161 </text:p>
      <text:p text:style-name="P1">Elseif el1 &gt; el2 Then62 </text:p>
      <text:p text:style-name="P1">Return 163 </text:p>
      <text:p text:style-name="P1">Else64 </text:p>
      <text:p text:style-name="P1">Return 065 </text:p>
      <text:p text:style-name="P1">End If </text:p>
      <text:p text:style-name="P1">66End Function </text:p>
      <text:p text:style-name="P1"/>
      <text:p text:style-name="P1"/>
      <text:p text:style-name="P1">Listing 8.5: qsort.bas </text:p>
      <text:p text:style-name="P1"/>
      <text:p text:style-name="P1"><text:tab/>Analysis: Line 3 includes the crt.bi file so that the qsort routine will be available inthe program. You need to include this file if you want to use any of the CRT functions.</text:p>
      <text:p text:style-name="P1">Line 7 declares the compare function. You will notice that it is declared as a Cdecl </text:p>
      <text:p text:style-name="P1">function, which matches the 4th parameter definition in the qsort declaration. Since qsortexpects to see either a -1, 0 or 1, the function's return type is an integer. The undercorescharacter _ at the end of line 7 is the line continuation character and tells the compilerthat the following line is actually a part of this line. In line 11 an array of integers isdimensioned. The array will have 10 elements, with indexes from 0 to 9. Line 12dimensions a working variable i, that will be used to load and display the array values. </text:p>
      <text:p text:style-name="P1"/>
      <text:p text:style-name="P1">Line 15 seeds the random number generator by using the value from the Timerfunction. The Timer function returns the number of seconds, as a double-type value,</text:p>
      <text:p text:style-name="P1">since the computer was started. Lines 19 through 25 initializes the array with somerandom integers and displays them to the console screen. The code in line 22, Int(Rnd *</text:p>
      <text:p text:style-name="P1">20), uses the Rnd function which returns a double precision number between 0 and 1.</text:p>
      <text:p text:style-name="P1">That number is multiplied by twenty to produce a double-precision number between 0and 20 which is then converted to an integer value using the Int function. Since Intreturns the largest integer less than or equal to the input, the resulting random numberswill range from 0 to 19. In line 24 the value of the current array index is printed to theconsole screen. </text:p>
      <text:p text:style-name="P1"/>
      <text:p text:style-name="P1"><text:soft-page-break/>In line 29 the qsort subroutine is called. Since the array indexes range from 0 to 9,</text:p>
      <text:p text:style-name="P1">the address of operator on the zero index in used for the first parameter. The array size is10, so that is used as the second parameter. The array is an integer array, soSizeof(Integer) is used to pass the array element size. The final parameter is the addressof the compare function which is passed to qsort using the address of operator. Lines 34through 37 print out the now sorted array. Lines 39 and 40 close the program in the usual </text:p>
      <text:p text:style-name="P1">way. </text:p>
      <text:p text:style-name="P1"/>
      <text:p text:style-name="P1">Lines 47 through 66 contain the compare function code. In line 47 the function isdefined just like the declare statement in line 7 using two Any Ptr parameters andreturning an integer. The Any Ptrs allow qsort to be able to sort any type of data,</text:p>
      <text:p text:style-name="P1">including composite types. Lines 49 and 50 delcare the function's working variables.</text:p>
      <text:p text:style-name="P1">Qsort will pass pointers to the functions, not the actual data, so two integers need to bedeclared so that the data that the pointers point to can be compared. The variable cnt isdefined as Static so that its value will be preserved between calls to the function. Cnt isused to keep track of how many calls to the function qsort will make as it sorts the array. </text:p>
      <text:p text:style-name="P1"/>
      <text:p text:style-name="P1"/>
      <text:p text:style-name="P2"/>
      <text:p text:style-name="P1">Lines 55 and 56 use the indirection operator to return the data from the passedpointers. Notice the Cptr is used to convert the Any Ptr parameters to Integer Ptrs beforeusing the indirection operator. Remember that the code inside the parenthesis will beexecuted before applying the indirection operator. Line 57 prints out the current callcount and the passed parameter values. </text:p>
      <text:p text:style-name="P1"/>
      <text:p text:style-name="P1">Line 59 through 65 compare the two values and return the appropriate indicatorvalue back to qsort. The Return statement, as expected, is used to set the function'sreturn value. The function is closed using the End Function keywords in line 66. </text:p>
      <text:p text:style-name="P1"/>
      <text:p text:style-name="P1">When you run the program you should something similar to the following. </text:p>
      <text:p text:style-name="P1"/>
      <text:p text:style-name="P1">Unsorted </text:p>
      <text:p text:style-name="P1">i = 0 value = 14 </text:p>
      <text:p text:style-name="P1">i = 1 value = 18 </text:p>
      <text:p text:style-name="P1">i = 2 value = 2 </text:p>
      <text:p text:style-name="P1">i = 3 value = 14 </text:p>
      <text:p text:style-name="P1">i = 4 value = 3 </text:p>
      <text:p text:style-name="P1">i = 5 value = 15 </text:p>
      <text:p text:style-name="P1">i = 6 value = 16 </text:p>
      <text:p text:style-name="P1">i = 7 value = 4 </text:p>
      <text:p text:style-name="P1">i = 8 value = 10 </text:p>
      <text:p text:style-name="P1">i = 9 value = 19 </text:p>
      <text:p text:style-name="P1"/>
      <text:p text:style-name="P1"/>
      <text:p text:style-name="P1">Qsort called 1 time(s) with 18 and 15. </text:p>
      <text:p text:style-name="P1">Qsort called 2 time(s) with 19 and 15. </text:p>
      <text:p text:style-name="P1">Qsort called 3 time(s) with 10 and 15. </text:p>
      <text:p text:style-name="P1">Qsort called 4 time(s) with 2 and 15. </text:p>
      <text:p text:style-name="P1">Qsort called 5 time(s) with 14 and 15. </text:p>
      <text:p text:style-name="P1">Qsort called 6 time(s) with 3 and 15. </text:p>
      <text:p text:style-name="P1">Qsort called 7 time(s) with 14 and 15. </text:p>
      <text:p text:style-name="P1">Qsort called 8 time(s) with 16 and 15. </text:p>
      <text:p text:style-name="P1">Qsort called 9 time(s) with 4 and 15. </text:p>
      <text:p text:style-name="P1">Qsort called 10 time(s) with 16 and 15. </text:p>
      <text:p text:style-name="P1">Qsort called 11 time(s) with 4 and 15. </text:p>
      <text:p text:style-name="P1">Qsort called 12 time(s) with 18 and 16. </text:p>
      <text:p text:style-name="P1">Qsort called 13 time(s) with 19 and 18. </text:p>
      <text:p text:style-name="P1">Qsort called 14 time(s) with 18 and 16. </text:p>
      <text:p text:style-name="P1">Qsort called 15 time(s) with 10 and 4. </text:p>
      <text:p text:style-name="P1">Qsort called 16 time(s) with 2 and 10. </text:p>
      <text:p text:style-name="P1">Qsort called 17 time(s) with 14 and 10. </text:p>
      <text:p text:style-name="P1"/>
      <text:p text:style-name="P1"/>
      <text:p text:style-name="P1"/>
      <text:p text:style-name="P1">Qsort called 18 time(s) with 3 and 14. </text:p>
      <text:p text:style-name="P1">Qsort called 19 time(s) with 14 and 14. </text:p>
      <text:p text:style-name="P1">Qsort called 20 time(s) with 10 and 4. </text:p>
      <text:p text:style-name="P1">Qsort called 21 time(s) with 2 and 10. </text:p>
      <text:p text:style-name="P1"><text:soft-page-break/>Qsort called 22 time(s) with 14 and 10. </text:p>
      <text:p text:style-name="P1">Qsort called 23 time(s) with 3 and 14. </text:p>
      <text:p text:style-name="P1">Qsort called 24 time(s) with 10 and 4. </text:p>
      <text:p text:style-name="P1">Qsort called 25 time(s) with 2 and 10. </text:p>
      <text:p text:style-name="P1">Qsort called 26 time(s) with 3 and 10. </text:p>
      <text:p text:style-name="P1">Qsort called 27 time(s) with 3 and 4. </text:p>
      <text:p text:style-name="P1">Qsort called 28 time(s) with 2 and 4. </text:p>
      <text:p text:style-name="P1">Qsort called 29 time(s) with 3 and 2. </text:p>
      <text:p text:style-name="P1"/>
      <text:p text:style-name="P1"/>
      <text:p text:style-name="P1">Sorted </text:p>
      <text:p text:style-name="P1">i = 0 value = 2 </text:p>
      <text:p text:style-name="P1">i = 1 value = 3 </text:p>
      <text:p text:style-name="P1">i = 2 value = 4 </text:p>
      <text:p text:style-name="P1">i = 3 value = 10 </text:p>
      <text:p text:style-name="P1">i = 4 value = 14 </text:p>
      <text:p text:style-name="P1">i = 5 value = 14 </text:p>
      <text:p text:style-name="P1">i = 6 value = 15 </text:p>
      <text:p text:style-name="P1">i = 7 value = 16 </text:p>
      <text:p text:style-name="P1">i = 8 value = 18 </text:p>
      <text:p text:style-name="P1">i = 9 value = 19 </text:p>
      <text:p text:style-name="P1"/>
      <text:p text:style-name="P1"/>
      <text:p text:style-name="P1">Output 8.3: Output of qsort.bas </text:p>
      <text:p text:style-name="P1"/>
      <text:p text:style-name="P1">The first group of numbers show the unsorted array. The middle group of numbersshow the number of times the compare function is called along with the values beingsorted. The last group of numbers show the sorted array. Even though qsort is calledquite a number of times even on this small array, the routine is extremely fast since ituses pointers to sort the values in the array. </text:p>
      <text:p text:style-name="P1"/>
      <text:h text:style-name="Heading_20_2" text:outline-level="2">Pointer to Pointer </text:h>
      <text:p text:style-name="P1"/>
      <text:p text:style-name="P1">In FreeBasic you can create a pointer to any of the supported data types, includingthe pointer data type. A pointer to a pointer is useful in situations where you need toreturn a pointer to a function or in creating specialized data structures such as linked-listsand ragged arrays. A pointer to a pointer is called multi-level indirection. </text:p>
      <text:p text:style-name="P1"/>
      <text:p text:style-name="P1">Caution You can have as many levels of indirection as needed, but anythingbeyond two levels is rarely useful and difficult to manage. </text:p>
      <text:p text:style-name="P1"/>
      <text:p text:style-name="P1"/>
      <text:p text:style-name="P1">One application of a pointer to pointer is the creation of memory arrays. Thefollowing program demonstrates the creation, manipulation and freeing of a memory </text:p>
      <text:p text:style-name="P1">array. </text:p>
      <text:p text:style-name="P1"/>
      <text:p text:style-name="P1">1 </text:p>
      <text:p text:style-name="P1">Option Explicit </text:p>
      <text:p text:style-name="P1"><text:soft-page-break/>2 </text:p>
      <text:p text:style-name="P1">3 </text:p>
      <text:p text:style-name="P1">'Declare a pointer to an int pointer </text:p>
      <text:p text:style-name="P1">4 </text:p>
      <text:p text:style-name="P1">Dim myMemArray As Integer Ptr Ptr </text:p>
      <text:p text:style-name="P1">Dim As Integer i, j </text:p>
      <text:p text:style-name="P1">6 </text:p>
      <text:p text:style-name="P1">7 </text:p>
      <text:p text:style-name="P1">'Create 10 rows of integer pointers </text:p>
      <text:p text:style-name="P1">8 </text:p>
      <text:p text:style-name="P1">myMemArray = Callocate(10, Sizeof(Integer Ptr)) </text:p>
      <text:p text:style-name="P1">9 </text:p>
      <text:p text:style-name="P1">'Add 10 columns of integers to each row </text:p>
      <text:p text:style-name="P1">11 </text:p>
      <text:p text:style-name="P1">For i = 0 To 912 </text:p>
      <text:p text:style-name="P1">myMemArray[i] = Callocate(10, Sizeof(Integer)) </text:p>
      <text:p text:style-name="P1">13 </text:p>
      <text:p text:style-name="P1">Next </text:p>
      <text:p text:style-name="P1">14 </text:p>
      <text:p text:style-name="P1">'Add some data to the memory segment </text:p>
      <text:p text:style-name="P1">16 </text:p>
      <text:p text:style-name="P1">For i = 0 To 917 </text:p>
      <text:p text:style-name="P1">For j = 0 To 918 </text:p>
      <text:p text:style-name="P1">myMemArray[i][j] = Int(Rnd * 10)</text:p>
      <text:p text:style-name="P1">19 </text:p>
      <text:p text:style-name="P1">Next </text:p>
      <text:p text:style-name="P1">Next </text:p>
      <text:p text:style-name="P1">21 </text:p>
      <text:p text:style-name="P1">22 </text:p>
      <text:p text:style-name="P1">'Print out data </text:p>
      <text:p text:style-name="P1">23 </text:p>
      <text:p text:style-name="P1">For i = 0 To 924 </text:p>
      <text:p text:style-name="P1">For j = 0 To 9 </text:p>
      <text:p text:style-name="P1">Print "i,j = ";i;",";j;" Mem Array =";myMemArray[i][j]</text:p>
      <text:p text:style-name="P1">26 </text:p>
      <text:p text:style-name="P1">Next </text:p>
      <text:p text:style-name="P1">27 </text:p>
      <text:p text:style-name="P1">Next </text:p>
      <text:p text:style-name="P1">28 </text:p>
      <text:p text:style-name="P1">29 </text:p>
      <text:p text:style-name="P1">'Free memory segment </text:p>
      <text:p text:style-name="P1">For i = 0 To 931 </text:p>
      <text:p text:style-name="P1">Deallocate myMemArray[i] </text:p>
      <text:p text:style-name="P1">32 </text:p>
      <text:p text:style-name="P1">Next </text:p>
      <text:p text:style-name="P1">33 </text:p>
      <text:p text:style-name="P1">'Free the pointer to pointer </text:p>
      <text:p text:style-name="P1">34 </text:p>
      <text:p text:style-name="P1">Deallocate myMemArray </text:p>
      <text:p text:style-name="P1">36 </text:p>
      <text:p text:style-name="P1"><text:soft-page-break/>Sleep </text:p>
      <text:p text:style-name="P1">37 </text:p>
      <text:p text:style-name="P1">End </text:p>
      <text:p text:style-name="P1"/>
      <text:p text:style-name="P1"/>
      <text:p text:style-name="P1">Listing 8.6: memarray.bas </text:p>
      <text:p text:style-name="P1"/>
      <text:p text:style-name="P1"><text:tab/>Analysis: Line 4 dimensions a pointer to an integer pointer, myMemArray, whichwill simulate a two dimensional array, with myMemArray pointing to a list of integer </text:p>
      <text:p text:style-name="P1"/>
      <text:p text:style-name="P1"/>
      <text:p text:style-name="P1">pointers. This list of pointers will comprise the “rows” of the array. Line 5 just declaressome working variables that are used in the For-Next loops later in the program.</text:p>
      <text:p text:style-name="P1"/>
      <text:p text:style-name="P1"><text:s/>Line 8 creates the rows of the array by allocating a memory segment that willcontain 4 integer pointers, which are initialized in lines 11 through 13. Remember thatthe index method of accessing a pointer automatically does the pointer arithmetic foryou. The code in lines 11 through 13 iterates through the memory segment created inline 8 and initializes the memory segment with pointers to memory segments that willcontain integers. In other words, you have a pointer that is pointing to a list of pointers.</text:p>
      <text:p text:style-name="P1">These newly created memory segments are the columns for each row. Each column indexwill be a pointer to a memory location containing an integer. </text:p>
      <text:p text:style-name="P1"/>
      <text:p text:style-name="P1">Lines 16 through 20 add some random numbers to the memory array. Notice thatby using the indexing method you can access the memory array just like a normal array. ipoints to the row (the list of pointers) and j points to the individual columns within thatrow which contain the integer data. The same method is used in lines 23 through 27 toprint out the array values. </text:p>
      <text:p text:style-name="P1"/>
      <text:p text:style-name="P1">Lines 30 through 32 free the individual rows of memory that were created in line 8. It isimportant that each row be freed before freeing myMemArray. If you were to just freemyMemArray, the rows would still be in memory, but unaccessible, causing a memoryleak. Once all the rows have been freed, myMemArray can be freed in line 34. Since theprogram is terminating, Deallocating the memory is not strictly required in this instance,</text:p>
      <text:p text:style-name="P1">but if you needed to reuse the memory, then you must Deallocate in the methoddescribed, otherwise you will get a memory leak while the program is running. Lines 36and 37 close the program in the usual way. </text:p>
      <text:p text:style-name="P1"/>
      <text:p text:style-name="P1">Running the program should produce a result similar to the following. </text:p>
      <text:p text:style-name="P1"/>
      <text:p text:style-name="P1">i,j = 0, 1 Mem Array = 5 </text:p>
      <text:p text:style-name="P1">i,j = 0, 2 Mem Array = 1 </text:p>
      <text:p text:style-name="P1">i,j = 0, 3 Mem Array = 8 </text:p>
      <text:p text:style-name="P1">i,j = 0, 4 Mem Array = 5 </text:p>
      <text:p text:style-name="P1">i,j = 1, 0 Mem Array = 4 </text:p>
      <text:p text:style-name="P1">i,j = 1, 1 Mem Array = 3 </text:p>
      <text:p text:style-name="P1">i,j = 1, 2 Mem Array = 8 </text:p>
      <text:p text:style-name="P1">i,j = 1, 3 Mem Array = 8 </text:p>
      <text:p text:style-name="P1">i,j = 1, 4 Mem Array = 7 </text:p>
      <text:p text:style-name="P1"><text:soft-page-break/>i,j = 2, 0 Mem Array = 1 </text:p>
      <text:p text:style-name="P1">i,j = 2, 1 Mem Array = 8 </text:p>
      <text:p text:style-name="P1">i,j = 2, 2 Mem Array = 7 </text:p>
      <text:p text:style-name="P1">i,j = 2, 3 Mem Array = 5 </text:p>
      <text:p text:style-name="P1">i,j = 2, 4 Mem Array = 3 </text:p>
      <text:p text:style-name="P1">i,j = 3, 0 Mem Array = 0 </text:p>
      <text:p text:style-name="P1">i,j = 3, 1 Mem Array = 0 </text:p>
      <text:p text:style-name="P1">i,j = 3, 2 Mem Array = 3 </text:p>
      <text:p text:style-name="P1"/>
      <text:p text:style-name="P1"/>
      <text:p text:style-name="P1"/>
      <text:p text:style-name="P1">i,j = 3, 3 Mem Array = 1 </text:p>
      <text:p text:style-name="P1">i,j = 3, 4 Mem Array = 1 </text:p>
      <text:p text:style-name="P1">i,j = 4, 0 Mem Array = 9 </text:p>
      <text:p text:style-name="P1">i,j = 4, 1 Mem Array = 4 </text:p>
      <text:p text:style-name="P1">i,j = 4, 2 Mem Array = 1 </text:p>
      <text:p text:style-name="P1">i,j = 4, 3 Mem Array = 0 </text:p>
      <text:p text:style-name="P1">i,j = 4, 4 Mem Array = 0 </text:p>
      <text:p text:style-name="P1"/>
      <text:p text:style-name="P1"/>
      <text:p text:style-name="P1">Output 8.4: Output of memarray.bas </text:p>
      <text:p text:style-name="P1"/>
      <text:p text:style-name="P1">As you can see from the output, the memory array behaves exactly like apredefined array. This structure is useful for adding dynamic arrays to type definitions,</text:p>
      <text:p text:style-name="P1">which normally cannot hold a dynamic array. You will see this in more detail in thechapter on composite types. </text:p>
      <text:p text:style-name="P1"/>
      <text:p text:style-name="P1">One last note on this program. If you run the program more than once, you willnotice that the values in the array are always the same, even though the program isgenerating random numbers. This is because the program did not seed the randomnumber generator using the Randomize statement. To get different numbers for each run,</text:p>
      <text:p text:style-name="P1">add Randomize Timer before calling the Rnd function. </text:p>
      <text:p text:style-name="P1"/>
      <text:h text:style-name="Heading_20_2" text:outline-level="2">A Look Ahead </text:h>
      <text:p text:style-name="P1"/>
      <text:p text:style-name="P1">Pointers are an efficient and powerful data type, and you will be seeing more ofthem in this book, including the next chapter where you will explore the string data typesavailable in FreeBasic.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OOoComputerCodeLastLineInTable" style:display-name="_OOoComputerCodeLastLineInTable" style:family="paragraph" style:parent-style-name="_5f_OOoComputerCode" style:next-style-name="Standard">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code_5f_one_5f_line" style:display-name="_code_one_line" style:family="paragraph" style:parent-style-name="_5f_code" style:next-style-name="Standard">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 style:display-name="_code" style:family="paragraph" style:default-outline-level="" style:list-style-name="Numbering_20_2" style:master-page-name="">
      <style:paragraph-properties fo:margin-top="0in" fo:margin-bottom="0in" loext:contextual-spacing="false" style:page-number="auto" fo:padding="0.0201in" fo:border-left="0.06pt solid #000000" fo:border-right="0.06pt solid #000000" fo:border-top="none" fo:border-bottom="none" style:shadow="none" text:number-lines="true" text:line-number="1"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fo:background-color="transparent"/>
    </style:style>
    <style:style style:name="Text" style:family="paragraph" style:parent-style-name="Caption" style:class="extra"/>
    <style:style style:name="caution" style:family="paragraph" style:parent-style-name="Text" style:class="text">
      <style:paragraph-properties fo:margin-left="0in" fo:margin-right="0in" fo:text-indent="0in" style:auto-text-indent="true" fo:padding="0.0201in" fo:border-left="none" fo:border-right="none" fo:border-top="2.49pt solid #000000" fo:border-bottom="2.49pt solid #000000" style:shadow="none"/>
      <style:text-properties style:font-name="DejaVu Sans" fo:font-family="'DejaVu Sans'" style:font-style-name="Oblique" style:font-family-generic="swiss" style:font-pitch="variable" fo:font-size="11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code" style:family="paragraph" style:parent-style-name="List" style:list-style-name="" style:class="text">
      <style:paragraph-properties fo:margin-left="0in" fo:margin-right="0in" fo:margin-top="0in" fo:margin-bottom="0in" loext:contextual-spacing="false" fo:text-indent="0in" style:auto-text-indent="false" fo:padding="0in" fo:border-left="0.99pt solid #000000" fo:border-right="none" fo:border-top="none" fo:border-bottom="none" style:shadow="none" text:number-lines="true" text:line-number="0"/>
      <style:text-properties style:font-name="Courier New2" fo:font-family="'Courier New'" style:font-style-name="Regular" style:font-family-generic="modern" style:font-pitch="fixed"/>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supplemental" style:class="text">
      <style:paragraph-properties fo:padding="0in" fo:border="none" style:shadow="none"/>
      <style:text-properties style:font-name="Courier New2" fo:font-family="'Courier New'" style:font-style-name="Regular" style:font-family-generic="modern" style:font-pitch="fixed"/>
    </style:style>
    <style:style style:name="analysis" style:family="paragraph" style:parent-style-name="Preformatted_20_Text">
      <style:paragraph-properties fo:margin-left="0in" fo:margin-right="0in" fo:text-indent="0in" style:auto-text-indent="true" fo:padding="0.0201in" fo:border-left="none" fo:border-right="none" fo:border-top="2.49pt solid #000000" fo:border-bottom="2.4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supplemental" style:family="paragraph" style:parent-style-name="Preformatted_20_Text" style:class="text">
      <loext:graphic-properties draw:fill="solid" draw:fill-color="#c0c0c0" draw:opacity="100%"/>
      <style:paragraph-properties fo:margin-left="0in" fo:margin-right="0in" fo:text-indent="0in" style:auto-text-indent="true" fo:background-color="#c0c0c0" fo:padding="0.0201in" fo:border="0.9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3" fo:font-family="'Courier New'" style:font-family-generic="modern" style:font-pitch="fixed" fo:font-size="10pt" style:font-name-asian="Courier New3" style:font-family-asian="'Courier New'" style:font-family-generic-asian="modern" style:font-pitch-asian="fixed" style:font-size-asian="10pt" style:font-name-complex="Courier New3" style:font-family-complex="'Courier New'" style:font-family-generic-complex="modern" style:font-pitch-complex="fixed" style:font-size-complex="10pt"/>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1" fo:font-family="'Courier New'"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fo:border-top="0.99pt solid #000000" fo:border-bottom="none" fo:border-left="none" fo:border-right="none" fo:padding="0in" style:shadow="none" style:dynamic-spacing="false"/>
      </style:footer-style>
    </style:page-layout>
  </office:automatic-styles>
  <office:master-styles>
    <style:master-page style:name="Standard" style:page-layout-name="Mpm1">
      <style:footer>
        <text:p text:style-name="Footer"><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pter 8 Pointer Data Type </dc:title>
    <dc:date>2018-12-04T20:26:07.399225256</dc:date>
    <meta:editing-duration>PT7M35S</meta:editing-duration>
    <meta:editing-cycles>4</meta:editing-cycles>
    <meta:generator>LibreOffice/6.0.6.2$Linux_X86_64 LibreOffice_project/00m0$Build-2</meta:generator>
    <meta:document-statistic meta:table-count="0" meta:image-count="0" meta:object-count="0" meta:page-count="20" meta:paragraph-count="527" meta:word-count="5708" meta:character-count="32915" meta:non-whitespace-character-count="27246"/>
    <meta:template xlink:type="simple" xlink:actuate="onRequest" xlink:title="" xlink:href="../fbeginnerm.odm" meta:date="2018-11-21T20:01:21.590057868"/>
  </office:meta>
</office:document-meta>
</file>